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0000001904C2CB330BD0EE51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df3db" officeooo:paragraph-rsid="001df3d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f3db" officeooo:paragraph-rsid="001df3db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df3db" officeooo:paragraph-rsid="001df3db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249c2b" officeooo:paragraph-rsid="001df3d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249c2b" officeooo:paragraph-rsid="0025e6b8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249c2b" officeooo:paragraph-rsid="0026ab1c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text-underline-style="none" fo:font-weight="normal" officeooo:rsid="00249c2b" officeooo:paragraph-rsid="001df3db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text-underline-style="none" fo:font-weight="normal" officeooo:rsid="00249c2b" officeooo:paragraph-rsid="0025e6b8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f3db" officeooo:paragraph-rsid="001df3db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49c2b" officeooo:paragraph-rsid="001df3db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49c2b" officeooo:paragraph-rsid="0025e6b8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6ab1c" officeooo:paragraph-rsid="0026ab1c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officeooo:rsid="00249c2b" officeooo:paragraph-rsid="001df3db" style:font-style-asian="normal" style:font-weight-asian="bold" style:font-style-complex="normal" style:font-weight-complex="bold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206296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officeooo:rsid="00206296"/>
    </style:style>
    <style:style style:name="T7" style:family="text">
      <style:text-properties officeooo:rsid="0025166d"/>
    </style:style>
    <style:style style:name="T8" style:family="text">
      <style:text-properties officeooo:rsid="0025e6b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6ab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>Utilizando Containers - Docker</text:p>
      <text:list xml:id="list2375939713" text:style-name="L1">
        <text:list-header>
          <text:p text:style-name="P7"/>
          <text:p text:style-name="P7">Você será capaz de:</text:p>
        </text:list-header>
        <text:list-item>
          <text:p text:style-name="P7">Entender o conceito de empacotamento de aplicações, assim como o conceito de escalonamento;</text:p>
        </text:list-item>
        <text:list-item>
          <text:p text:style-name="P7">Entender o que é o Docker e qual problema ele se dispõe a resolver;</text:p>
        </text:list-item>
        <text:list-item>
          <text:p text:style-name="P7">Entender o que é um processo Docker / container ;</text:p>
        </text:list-item>
        <text:list-item>
          <text:p text:style-name="P7">Entender como instalar a ferramenta e executar um container ;</text:p>
        </text:list-item>
        <text:list-item>
          <text:p text:style-name="P7">Entender quais são os principais comandos para utilização do Docker na interface de linha de comando (CLI);</text:p>
        </text:list-item>
        <text:list-item>
          <text:p text:style-name="P7">Rodar imagens do Docker Hub (repositório oficial de imagens do Docker).</text:p>
        </text:list-item>
      </text:list>
      <text:p text:style-name="P3"/>
      <text:p text:style-name="P3"/>
      <text:p text:style-name="P5">Fazendo a instalação do Docker Engine</text:p>
      <text:p text:style-name="P3"/>
      <text:p text:style-name="P4">Desinstalando versões anteriores</text:p>
      <text:p text:style-name="P3"/>
      <text:p text:style-name="P3">sudo apt-get remove docker* containerd runc</text:p>
      <text:p text:style-name="P3"/>
      <text:p text:style-name="P4">Atualizando os índices dos pacotes do apt</text:p>
      <text:p text:style-name="P3"/>
      <text:p text:style-name="P3">sudo apt-get update <text:span text:style-name="T6">&amp;&amp; upgrade</text:span></text:p>
      <text:p text:style-name="P3"/>
      <text:p text:style-name="P4">Habilitando HTTPS para o apt</text:p>
      <text:p text:style-name="P3"/>
      <text:p text:style-name="P3">sudo apt-get install \</text:p>
      <text:p text:style-name="P3"><text:s text:c="4"/>apt-transport-https \</text:p>
      <text:p text:style-name="P3"><text:s text:c="4"/>ca-certificates \</text:p>
      <text:p text:style-name="P3"><text:s text:c="4"/>curl \</text:p>
      <text:p text:style-name="P3"><text:s text:c="4"/>gnupg \</text:p>
      <text:p text:style-name="P3"><text:s text:c="4"/>lsb-release</text:p>
      <text:p text:style-name="P3"/>
      <text:p text:style-name="P4">Adicionando uma chave de acesso ao repositório remoto</text:p>
      <text:p text:style-name="P3"/>
      <text:p text:style-name="P3">curl -fsSL https://download.docker.com/linux/ubuntu/gpg | sudo gpg --dearmor -o /usr/share/keyrings/docker-archive-keyring.gpg</text:p>
      <text:p text:style-name="P3"/>
      <text:p text:style-name="P4">Adicionando o repositório</text:p>
      <text:p text:style-name="P3"/>
      <text:p text:style-name="P3">echo \</text:p>
      <text:p text:style-name="P3"><text:s text:c="2"/>"deb [arch=amd64 signed-by=/usr/share/keyrings/docker-archive-keyring.gpg] https://download.docker.com/linux/ubuntu $(lsb_release -cs) stable" \</text:p>
      <text:p text:style-name="P3"><text:s text:c="2"/>| sudo tee /etc/apt/sources.list.d/docker.list &gt; /dev/null</text:p>
      <text:p text:style-name="P3"/>
      <text:p text:style-name="P4">Instalando Docker Engine</text:p>
      <text:p text:style-name="P3"/>
      <text:p text:style-name="P3">sudo apt-get update</text:p>
      <text:p text:style-name="P3"/>
      <text:p text:style-name="P3"><text:soft-page-break/>sudo apt-get install docker-ce docker-ce-cli containerd.io</text:p>
      <text:p text:style-name="P3"/>
      <text:p text:style-name="P4">Adicionando um usuário ao grupo de usuários docker</text:p>
      <text:p text:style-name="P3"/>
      <text:p text:style-name="P3">sudo groupadd docker</text:p>
      <text:p text:style-name="P3"/>
      <text:p text:style-name="P3">sudo usermod -aG docker $USER</text:p>
      <text:p text:style-name="P3"/>
      <text:p text:style-name="P3">newgrp docker</text:p>
      <text:p text:style-name="P3"/>
      <text:p text:style-name="P4">Iniciando o Daemon do Docker</text:p>
      <text:p text:style-name="P3"/>
      <text:p text:style-name="P3">sudo systemctl status docker</text:p>
      <text:p text:style-name="P3"/>
      <text:p text:style-name="P3">sudo systemctl start docker</text:p>
      <text:p text:style-name="P3"/>
      <text:p text:style-name="P3">sudo systemctl enable docker</text:p>
      <text:p text:style-name="P3"/>
      <text:p text:style-name="P3">docker run hello-world</text:p>
      <text:p text:style-name="P3"/>
      <text:p text:style-name="P3"/>
      <text:p text:style-name="P5">Desinstalando o Docker Engine</text:p>
      <text:p text:style-name="P5"/>
      <text:p text:style-name="P5"/>
      <text:p text:style-name="P6">sudo apt-get purge docker-ce docker-ce-cli containerd.io</text:p>
      <text:p text:style-name="P6"/>
      <text:p text:style-name="P6">sudo rm -rf /var/lib/docker</text:p>
      <text:p text:style-name="P6">sudo rm -rf /var/lib/containerd</text:p>
      <text:p text:style-name="P6"/>
      <text:p text:style-name="P5">Rodando o sistema operacional Ubuntu em um container</text:p>
      <text:p text:style-name="P14"/>
      <text:p text:style-name="P8">docker container run ubuntu</text:p>
      <text:p text:style-name="P8"/>
      <text:p text:style-name="P14">Listando containers</text:p>
      <text:p text:style-name="P8"/>
      <text:p text:style-name="P8">docker container <text:span text:style-name="T9">ls</text:span></text:p>
      <text:p text:style-name="P8"/>
      <text:p text:style-name="P8">docker container ls <text:span text:style-name="T9">-a</text:span> <text:s text:c="2"/>(Lista todos os containers inclusive os inativos) <text:s text:c="2"/></text:p>
      <text:p text:style-name="P8"/>
      <text:p text:style-name="P8">docker container ls <text:span text:style-name="T9">-l </text:span><text:s/><text:span text:style-name="T7">(Ùltimo container)</text:span></text:p>
      <text:p text:style-name="P8"/>
      <text:p text:style-name="P17">Rodando um comando adicional antes de terminar o container</text:p>
      <text:p text:style-name="P8"/>
      <text:p text:style-name="P8">docker container run ubuntu <text:span text:style-name="T9">echo</text:span> 'Hello Tryber!'</text:p>
      <text:p text:style-name="P8"/>
      <text:p text:style-name="P14">Rodando o container de forma interativa</text:p>
      <text:p text:style-name="P8"/>
      <text:p text:style-name="P8">docker container run <text:span text:style-name="T9">-ti </text:span>ubuntu</text:p>
      <text:p text:style-name="P8"/>
      <text:p text:style-name="P8"/>
      <text:p text:style-name="P8"><text:soft-page-break/></text:p>
      <text:p text:style-name="P14">Criar e rodar um container</text:p>
      <text:p text:style-name="P11"/>
      <text:p text:style-name="P8">docker container <text:span text:style-name="T9">run</text:span> &lt;parâmetros&gt; &lt;imagem&gt;:&lt;tag&gt;</text:p>
      <text:p text:style-name="P8"/>
      <text:p text:style-name="P8">docker container run <text:span text:style-name="T9">--name </text:span>&lt;nome-da-sua-escolha&gt; &lt;imagem&gt;:&lt;tag&gt; <text:s/><text:span text:style-name="T8">(Define um nome para container)</text:span></text:p>
      <text:p text:style-name="P8"/>
      <text:p text:style-name="P8">docker container run <text:span text:style-name="T9">--rm</text:span> &lt;imagem&gt;:&lt;tag&gt; <text:s/><text:span text:style-name="T8">(Garante que container seja removido após utilização)</text:span></text:p>
      <text:p text:style-name="P8"/>
      <text:p text:style-name="P8">docker container run <text:span text:style-name="T9">-d</text:span> &lt;imagem&gt;:&lt;tag&gt; <text:s/><text:span text:style-name="T8">(Container em segundo plano)</text:span></text:p>
      <text:p text:style-name="P8"/>
      <text:p text:style-name="P14">Criar um container sem executá-lo</text:p>
      <text:p text:style-name="P11"/>
      <text:p text:style-name="P8">docker <text:span text:style-name="T9">create </text:span>&lt;parâmetros&gt; &lt;imagem&gt;:&lt;tag&gt;</text:p>
      <text:p text:style-name="P8"/>
      <text:p text:style-name="P8">docker container create <text:span text:style-name="T9">-it </text:span>&lt;imagem&gt;:&lt;tag&gt; <text:span text:style-name="T8">( interável e terminal para acesso)</text:span></text:p>
      <text:p text:style-name="P8"/>
      <text:p text:style-name="P8"/>
      <text:p text:style-name="P14">Listar containers</text:p>
      <text:p text:style-name="P8"/>
      <text:p text:style-name="P8">docker container <text:span text:style-name="T9">ls</text:span></text:p>
      <text:p text:style-name="P8"/>
      <text:p text:style-name="P9">docker container ls <text:span text:style-name="T9">-a </text:span><text:span text:style-name="T8">(</text:span>Lista todos os containers ativos e inativos <text:span text:style-name="T8">)</text:span></text:p>
      <text:p text:style-name="P8"/>
      <text:p text:style-name="P9">docker container ls <text:span text:style-name="T9">-l</text:span> <text:s/><text:span text:style-name="T8">(</text:span>Lista o último container criado independente do seu estado)</text:p>
      <text:p text:style-name="P8"/>
      <text:p text:style-name="P9">docker <text:span text:style-name="T9">ps </text:span><text:s/><text:span text:style-name="T8">( </text:span>Abreviação do comando docker container ls<text:span text:style-name="T8">)</text:span></text:p>
      <text:p text:style-name="P9"/>
      <text:p text:style-name="P9"/>
      <text:p text:style-name="P15">Iniciar, reiniciar, pausar, resumir e parar um container</text:p>
      <text:p text:style-name="P12"/>
      <text:p text:style-name="P9"/>
      <text:p text:style-name="P9">docker container <text:span text:style-name="T9">start</text:span> &lt;CONTAINER ID || NAMES&gt; <text:span text:style-name="T8">( Inicia um container já criado)</text:span></text:p>
      <text:p text:style-name="P9"/>
      <text:p text:style-name="P9">docker container <text:span text:style-name="T9">restart</text:span> &lt;CONTAINER ID || NAMES&gt; <text:span text:style-name="T8">(</text:span>Reinicia um container<text:span text:style-name="T8">)</text:span></text:p>
      <text:p text:style-name="P9"/>
      <text:p text:style-name="P9">docker container <text:span text:style-name="T9">pause</text:span> &lt;CONTAINER ID || NAMES&gt; <text:span text:style-name="T8">(</text:span>Pausa um container<text:span text:style-name="T8">)</text:span></text:p>
      <text:p text:style-name="P9"/>
      <text:p text:style-name="P9">docker container <text:span text:style-name="T9">unpause</text:span> &lt;CONTAINER ID || NAMES&gt; <text:span text:style-name="T8">(</text:span>Tira um container do modo de pausa<text:span text:style-name="T8">)</text:span></text:p>
      <text:p text:style-name="P9"/>
      <text:p text:style-name="P9">docker container <text:span text:style-name="T9">stop</text:span> &lt;CONTAINER ID || NAMES&gt; <text:span text:style-name="T8">(</text:span>Encerra um container <text:span text:style-name="T8">)</text:span></text:p>
      <text:p text:style-name="P9"/>
      <text:p text:style-name="P9">docker &lt;<text:span text:style-name="T9">start || restart || pause || unpause || stop</text:span>&gt; &lt;CONTAINER ID || NAMES&gt; <text:s/><text:span text:style-name="T8">( </text:span>São abreviações para os comandos<text:span text:style-name="T8">)</text:span></text:p>
      <text:p text:style-name="P9"/>
      <text:p text:style-name="P8"/>
      <text:p text:style-name="P8"/>
      <text:p text:style-name="P8"/>
      <text:p text:style-name="P8"/>
      <text:p text:style-name="P14"><text:soft-page-break/>Retomando o acesso a um container interativo rodando em segundo plano</text:p>
      <text:p text:style-name="P8"/>
      <text:p text:style-name="P8">docker container <text:span text:style-name="T9">attach</text:span> &lt;CONTAINER ID || NAMES&gt; <text:span text:style-name="T10">(acessar container em segundo plano)</text:span></text:p>
      <text:p text:style-name="P8"/>
      <text:p text:style-name="P10">docker <text:span text:style-name="T9">attach</text:span> &lt;CONTAINER ID || NAMES&gt; <text:span text:style-name="T10">(</text:span>Abreviação do comando<text:span text:style-name="T10">)</text:span></text:p>
      <text:p text:style-name="P8"/>
      <text:p text:style-name="P10">docker container <text:span text:style-name="T9">rm</text:span> &lt;CONTAINER ID || NAMES&gt; <text:span text:style-name="T10">(</text:span>Excluindo containers específicos<text:span text:style-name="T10">)</text:span></text:p>
      <text:p text:style-name="P10"/>
      <text:p text:style-name="P10">docker container <text:span text:style-name="T9">rm -f</text:span> &lt;CONTAINER ID || NAMES&gt; <text:span text:style-name="T10">(</text:span>Se o container estiver ativo, você deve passar o parâmetro -f (forçar) para parar sua execução e depois efetuar a remoção<text:span text:style-name="T10">)</text:span></text:p>
      <text:p text:style-name="P10"/>
      <text:p text:style-name="P10">docker <text:span text:style-name="T9">rm</text:span> &lt;CONTAINER ID || NAMES&gt; <text:span text:style-name="T10">( </text:span>Abreviação do comando<text:span text:style-name="T10">)</text:span></text:p>
      <text:p text:style-name="P8"/>
      <text:p text:style-name="P8"/>
      <text:p text:style-name="P14">Limpando containers que não estão sendo utilizados</text:p>
      <text:p text:style-name="P8"/>
      <text:p text:style-name="P10">docker container <text:span text:style-name="T9">prune</text:span> <text:span text:style-name="T10">(</text:span>Esse comando deve remover todos os containers inativos<text:span text:style-name="T10">)</text:span></text:p>
      <text:p text:style-name="P10"/>
      <text:p text:style-name="P10"/>
      <text:p text:style-name="P16">Outros</text:p>
      <text:p text:style-name="P10"/>
      <text:p text:style-name="P10"/>
      <text:p text:style-name="P10"><text:span text:style-name="T9">cat /etc/lsb-release </text:span><text:span text:style-name="T10">(etorna os dados da distribuição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206296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3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</text:span><text:span text:style-name="MT3">19.1</text:span><text:span text:style-name="MT2"> </text:span><text:span text:style-name="MT4"><text:s text:c="7"/></text:span><text:span text:style-name="MT5"><text:s text:c="13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2-02-15T10:20:25.278043018</dc:date>
    <meta:editing-duration>PT1H21M39S</meta:editing-duration>
    <meta:editing-cycles>6</meta:editing-cycles>
    <meta:generator>LibreOffice/6.4.7.2$Linux_X86_64 LibreOffice_project/40$Build-2</meta:generator>
    <dc:creator>Elton Moreno</dc:creator>
    <meta:document-statistic meta:table-count="0" meta:image-count="1" meta:object-count="0" meta:page-count="4" meta:paragraph-count="84" meta:word-count="602" meta:character-count="4221" meta:non-whitespace-character-count="3605"/>
  </office:meta>
</office:document-meta>
</file>